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0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3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2"/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1058051538345020729" text:style-name="L1">
        <text:list-item>
          <text:list>
            <text:list-header>
              <text:p text:style-name="P8">34.8 miles in the last week</text:p>
              <text:p text:style-name="P10"/>
            </text:list-header>
          </text:list>
        </text:list-item>
      </text:list>
      <text:p text:style-name="P3"><text:soft-page-break/>Sat Jan 6, 2018 <text:span text:style-name="T1">no running </text:span></text:p>
      <text:p text:style-name="P3">Sun Jan 7, 2018<text:span text:style-name="T1"> 5.5 miles <text:s text:c="2"/></text:span></text:p>
      <text:p text:style-name="P3">I ran on a treadmill at the Vernon YMCA.</text:p>
      <text:p text:style-name="P3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3">Mile splits: 10:00, 9:00, 9:00, 8:58, (4:01 + 3:47) = 7:48 </text:p>
      <text:p text:style-name="P3"/>
      <text:p text:style-name="P3">Mon Jan 8, 2018 <text:span text:style-name="T1">5.5 miles</text:span> </text:p>
      <text:p text:style-name="P3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3"/>
      <text:p text:style-name="P3">Tues Jan 9, 2018 <text:span text:style-name="T1">4.5 miles</text:span> <text:s text:c="2"/></text:p>
      <text:p text:style-name="P3">I ran on the Wise center indoor track.</text:p>
      <text:p text:style-name="P3">2 miles in 18:40, <text:s/>Splits: <text:s/>8:44 and 9:56</text:p>
      <text:p text:style-name="P3">¼ mile walk and jog</text:p>
      <text:p text:style-name="P3">1 mile in 7:50</text:p>
      <text:p text:style-name="P3">¼ mile walk and jog</text:p>
      <text:p text:style-name="P3">1 mile in 9:46</text:p>
      <text:p text:style-name="P3"/>
      <text:p text:style-name="P3">Wed Jan 10, 2018 <text:s/><text:span text:style-name="T1">2 miles</text:span> <text:s/></text:p>
      <text:p text:style-name="P3">I ran 2 miles on the indoor track in 9:15 + 8:50.</text:p>
      <text:p text:style-name="P3">Then I used 18 weight machines for a full body workout. I did about 10 reps with 40 pounds on most machines.</text:p>
      <text:p text:style-name="P3"/>
      <text:p text:style-name="P3">Thur Jan 11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3"/>
      <text:p text:style-name="P3">Fri Jan 12, 2018 <text:span text:style-name="T1">6.7 miles</text:span> <text:s/></text:p>
      <text:p text:style-name="P3">I jogged 0.5 miles to the Wise Center. <text:s/>On a treadmill I ran 2 miles averaging 9:00/mile at various paces. <text:s/>The fastest was 7:30/mile for about 0.1 miles. </text:p>
      <text:p text:style-name="P3">After resting about 4 minutes I ran a 5K in 24:23 or 7:52/mile with a 0.1 mile lead into the run and a half mile warm down in about 5:00. <text:s/>I jogged ½ mile home </text:p>
      <text:p text:style-name="P3">The splits for the 5K were: 7:57, 7:53, 7:47 and 45 seconds for the last 0.1 miles </text:p>
      <text:p text:style-name="P4">29.7 miles in the past week</text:p>
      <text:p text:style-name="P5"><text:soft-page-break/>Sat Jan 13, 2018 <text:span text:style-name="T1">no running</text:span> <text:s/></text:p>
      <text:p text:style-name="P5"/>
      <text:p text:style-name="P5">Sun Jan 14, 2018 <text:span text:style-name="T1">5.5 miles</text:span></text:p>
      <text:p text:style-name="P5">I ran on a treadmill at the Vernon YMCA.</text:p>
      <text:p text:style-name="P5">5 miles averaging 9:30/mile. Approximate splits: 10:00, 9:40, 9:30, 9:20, 9:00</text:p>
      <text:p text:style-name="P5">I warmed down with a half mile in about 5:30</text:p>
      <text:p text:style-name="P5"/>
      <text:p text:style-name="P5">Mon Jan 15, 2018 <text:span text:style-name="T1">5.5 miles</text:span> <text:s/></text:p>
      <text:p text:style-name="P5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5"/>
      <text:p text:style-name="P5">Tues Jan 16, 2018 <text:span text:style-name="T1">6.5 miles </text:span><text:s/></text:p>
      <text:p text:style-name="P5">I ran 1 mile on the Wise Center indoor track in 9:05 and rested 2 minutes. <text:s/>On a treadmill I ran 7 x ½ mile with a ¼ mile jog before each run and a ¼ mile jog after the last run. <text:s/>Runs were all in 4:00 and the jogs were all about 3:00.</text:p>
      <text:p text:style-name="P5">My pulse at the end of miles 1, 3, 5, and 7 was 142, 145, 148 and 149.</text:p>
      <text:p text:style-name="P5"/>
      <text:p text:style-name="P5">Wed Jan 17, 2018 <text:span text:style-name="T1">4.5 miles</text:span> <text:s/></text:p>
      <text:p text:style-name="P5">I walked and ran 4.5 miles in 10:43/mile on the Wise Center indoor track.</text:p>
      <text:p text:style-name="P5"/>
      <text:p text:style-name="P5">Thur Jan 18, 2018 <text:span text:style-name="T1">5.5 miles</text:span></text:p>
      <text:p text:style-name="P5">I ran and walked a little with Tiffany and Jim on the Wise Center indoor track. <text:s/>We covered 5.5 miles including warm up, 5K run and warm down. <text:s/>The warm up included ¼ mile of drills. <text:s/>The first 3 miles of the 5K averaged 9:27/mile. <text:s/>The last 0.1 miles was in 52 seconds. The 5K time was 29:13.</text:p>
      <text:p text:style-name="P5"/>
      <text:p text:style-name="P5">Fri Jan 19,2018 <text:span text:style-name="T1">6 miles</text:span></text:p>
      <text:p text:style-name="P5">I jogged ½ mile to the Wise Center. <text:s/>On a treadmill I ran 5 miles in 45 minutes. The approximate splits were: 10:00, 9:00, 8:30, 8:30 and 9:00. <text:s/>I warmed down with a ½ mile run/walk in about 5:30.</text:p>
      <text:p text:style-name="P5"/>
      <text:list xml:id="list1853394634932131472" text:style-name="L2">
        <text:list-item>
          <text:list>
            <text:list-header>
              <text:p text:style-name="P13">33.5 miles in the last week <text:s/></text:p>
            </text:list-header>
          </text:list>
        </text:list-item>
      </text:list>
      <text:p text:style-name="P6"/>
      <text:p text:style-name="P7"/>
      <text:p text:style-name="P4"/>
      <text:p text:style-name="P3"><text:soft-page-break/>Sat Jan 20, 2018 <text:span text:style-name="T1">8.5 miles </text:span></text:p>
      <text:p text:style-name="P3">I warmed up with a ½ mile jog to the Wise Center and 1.5 miles on a treadmill at various paces between 10:00/mile and 8:00/mile.</text:p>
      <text:p text:style-name="P3">Then I rested 2 minutes and ran 8 x ½ mile with a ¼ mile jog before each run and a ½ mile warm down after the last run. The time of each run was 4:00 and the jogs before each run were all about 3:00. </text:p>
      <text:list xml:id="list35340684" text:continue-numbering="true" text:style-name="L2">
        <text:list-item>
          <text:list>
            <text:list-header>
              <text:p text:style-name="P11"/>
            </text:list-header>
          </text:list>
        </text:list-item>
      </text:list>
      <text:p text:style-name="P3">Sun Jan 21, 2018 <text:span text:style-name="T1">1.5 miles</text:span> <text:s text:c="2"/></text:p>
      <text:p text:style-name="P3">¾ miles on the Wise Center indoor track including ¼ mile of drills.</text:p>
      <text:p text:style-name="P3">Then I used 18 weight machines for a full body workout followed by ¾ miles on a treadmill in about 7:30 </text:p>
      <text:p text:style-name="P3"/>
      <text:p text:style-name="P3">Mon Jan 22, 2018 <text:span text:style-name="T1">6.6 miles</text:span> <text:s/></text:p>
      <text:p text:style-name="P3">½ mile to the Wise Center.</text:p>
      <text:p text:style-name="P3">½ mile on the indoor track in 4:08 and rested 5 minutes</text:p>
      <text:p text:style-name="P3">1 mile on a treadmill in about 10:00 and rested 5 minutes</text:p>
      <text:p text:style-name="P3">4 miles on a treadmill with 0.1 mile jog before and ½ mile jog after</text:p>
      <text:p text:style-name="P3">Time for the 4 miles: 33:12 or 8:18/mile</text:p>
      <text:p text:style-name="P3">Splits for the 4 miles: 8:27, 8:23, 8:21, (4:10 + 3:51) = 8:01 My pulse at end of the run was 156.</text:p>
      <text:p text:style-name="P3"/>
      <text:p text:style-name="P3">Tues Jan 23, 2018 <text:span text:style-name="T1">5 miles</text:span> <text:s/></text:p>
      <text:p text:style-name="P3">I ran and walked 5 miles on the Wise Center indoor track.</text:p>
      <text:p text:style-name="P3">The first and fifth miles I ran in 9:40 and 9:43. <text:s/></text:p>
      <text:p text:style-name="P3">During the middle 3 miles I walked about 120 yards during each ½ mile and ran the rest. <text:s/>The average pace for the middle 3 miles was 10:54.</text:p>
      <text:p text:style-name="P3"/>
      <text:p text:style-name="P3">Wed Jan 24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4/mile: first run in 4:30 and last in 4:20. We warmed down with a ¼ mile run and walk. </text:p>
      <text:p text:style-name="P3"/>
      <text:p text:style-name="P3">Thur Jan 25, 2018 <text:span text:style-name="T1">6.5 miles</text:span></text:p>
      <text:p text:style-name="P3">I ran on a treadmill at the Wise Center: <text:s/></text:p>
      <text:p text:style-name="P3">2 mile warm up in about 18:00 at various paces some at 7:24/mile </text:p>
      <text:p text:style-name="P3">8 x 0.2 miles with a 0.3 mile jog before each 0.2 mile run</text:p>
      <text:p text:style-name="P3">Times: 90s(7:30/mile), 89s, 88s, 86.7s, 89s, 88s, 85.7s, 83.7(6:59/mile)</text:p>
      <text:p text:style-name="P3">The 0.3 mile jogs were at about 11:50/mile</text:p>
      <text:p text:style-name="P3">½ mile warm down in about 5 minutes.</text:p>
      <text:p text:style-name="P3"/>
      <text:p text:style-name="P3">Fri Jan 26, 2018 <text:span text:style-name="T1">2 miles</text:span></text:p>
      <text:p text:style-name="P3">On a treadmill in the Wise Center I ran 2 miles in 17:59. Then I used 18 weight machines for a full body workout. <text:s/></text:p>
      <text:p text:style-name="P4"/>
      <text:p text:style-name="P4">36.1 miles in the last wee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1-26T15:15:01.65</dc:date>
    <dc:creator>James Lombardi</dc:creator>
    <meta:editing-duration>PT23H3M40S</meta:editing-duration>
    <meta:editing-cycles>135</meta:editing-cycles>
    <meta:generator>OpenOffice/4.1.2$Win32 OpenOffice.org_project/412m3$Build-9782</meta:generator>
    <meta:document-statistic meta:table-count="0" meta:image-count="0" meta:object-count="0" meta:page-count="4" meta:paragraph-count="94" meta:word-count="1564" meta:character-count="7554"/>
  </office:meta>
</office:document-meta>
</file>